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bottom" draw:auto-grow-height="false" fo:min-height="6.989cm" fo:min-width="12.58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54cm" fo:min-width="11.946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7.014cm" fo:min-width="0.135cm"/>
    </style:style>
    <style:style style:name="gr4" style:family="graphic" style:parent-style-name="measure">
      <style:graphic-properties draw:fill="gradient" draw:fill-color="#729fcf" draw:fill-gradient-name="Tango_20_Green" draw:textarea-vertical-align="middle"/>
    </style:style>
    <style:style style:name="gr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2cm" fo:min-width="13.216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2cm" fo:min-width="0.83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cccc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gradient" draw:fill-color="#729fcf" draw:fill-gradient-name="Tango_20_Green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top="0.203cm" fo:margin-bottom="0cm"/>
    </style:style>
    <style:style style:name="P9" style:family="paragraph">
      <loext:graphic-properties draw:fill="none" draw:fill-color="#ffffff"/>
      <style:paragraph-properties fo:margin-top="0.203cm" fo:margin-bottom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081cm" svg:height="7.239cm" svg:x="6.399cm" svg:y="5.813cm">
          <text:p text:style-name="P1"><text:span text:style-name="T1">Port (21x14 t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2.446cm" svg:height="6.604cm" svg:x="6.399cm" svg:y="5.813cm">
          <text:p text:style-name="P1"><text:span text:style-name="T1">Screen (20x13 tiles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635cm" svg:height="7.264cm" draw:transform="rotate (0.000174532925198282) translate (19.473cm 5.801cm)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4" draw:text-style-name="P5" draw:layer="measurelines" svg:x1="6.399cm" svg:y1="3.257cm" svg:x2="20.115cm" svg:y2="3.284cm">
          <text:p text:style-name="P1">UPDATEWIDE = 22</text:p>
        </draw:measure>
        <draw:custom-shape draw:style-name="gr5" draw:text-style-name="P6" draw:layer="layout" svg:width="13.716cm" svg:height="1.27cm" svg:x="6.399cm" svg:y="13.052cm">
          <text:p text:style-name="P1"><text:span text:style-name="T1">Spare (22x2 t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3.716cm" svg:height="1.27cm" svg:x="6.399cm" svg:y="4.543cm">
          <text:p text:style-name="P1"><text:span text:style-name="T1">Spare (22x2 + 4 t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6" draw:text-style-name="P1" draw:layer="measurelines" svg:x1="3.751cm" svg:y1="5.813cm" svg:x2="3.729cm" svg:y2="13.052cm">
          <text:p text:style-name="P1">UPDATEHIGH =</text:p>
          <text:p text:style-name="P1">PORTTILESHIGH = 14</text:p>
        </draw:measure>
        <draw:measure draw:style-name="gr6" draw:text-style-name="P1" draw:layer="measurelines" svg:x1="3.756cm" svg:y1="4.534cm" svg:x2="3.756cm" svg:y2="5.804cm">
          <text:p text:style-name="P1">2</text:p>
        </draw:measure>
        <draw:measure draw:style-name="gr6" draw:text-style-name="P1" draw:layer="measurelines" svg:x1="3.745cm" svg:y1="13.052cm" svg:x2="3.745cm" svg:y2="14.322cm">
          <text:p text:style-name="P1">2</text:p>
        </draw:measure>
        <draw:frame draw:style-name="gr7" draw:text-style-name="P9" xml:id="id1" draw:id="id1" draw:layer="layout" svg:width="2.466cm" svg:height="0.725cm" svg:x="6.662cm" svg:y="6.739cm">
          <draw:text-box>
            <text:p text:style-name="P8"><text:span text:style-name="T1">*updateptr</text:span></text:p>
          </draw:text-box>
        </draw:frame>
        <draw:connector draw:style-name="gr8" draw:text-style-name="P10" draw:layer="layout" draw:type="line" svg:x1="6.652cm" svg:y1="6.067cm" svg:x2="7.895cm" svg:y2="6.739cm" draw:end-shape="id1" draw:end-glue-point="0" svg:d="M6652 6067l1243 672" svg:viewBox="0 0 1244 673">
          <text:p/>
        </draw:connector>
        <draw:custom-shape draw:style-name="gr9" draw:text-style-name="P11" draw:layer="layout" svg:width="0.508cm" svg:height="0.508cm" svg:x="6.399cm" svg:y="5.8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127cm" svg:height="0.127cm" svg:x="7.225cm" svg:y="6.004cm">
          <text:p/>
          <draw:enhanced-geometry svg:viewBox="0 0 21600 21600" draw:type="rectangle" draw:enhanced-path="M 0 0 L 21600 0 21600 21600 0 21600 0 0 Z N"/>
        </draw:custom-shape>
        <draw:measure draw:style-name="gr4" draw:text-style-name="P5" draw:layer="layout" svg:x1="6.399cm" svg:y1="4.4cm" svg:x2="19.48cm" svg:y2="4.425cm">
          <text:p text:style-name="P1">PORTTILESWIDE = 21</text:p>
        </draw:measure>
        <draw:measure draw:style-name="gr4" draw:text-style-name="P5" draw:layer="layout" svg:x1="6.458cm" svg:y1="16.086cm" svg:x2="18.905cm" svg:y2="16.109cm">
          <text:p text:style-name="P1">SCREENTILESWIDE = 20</text:p>
        </draw:measure>
        <draw:measure draw:style-name="gr6" draw:text-style-name="P1" draw:layer="layout" svg:x1="20.734cm" svg:y1="5.813cm" svg:x2="20.685cm" svg:y2="12.43cm">
          <text:p text:style-name="P1">SCREENTILESHIGH = 13</text:p>
        </draw:measure>
        <draw:custom-shape draw:style-name="gr11" draw:text-style-name="P7" draw:layer="layout" svg:width="1.332cm" svg:height="1.27cm" svg:x="5.064cm" svg:y="4.543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332cm" svg:height="1.27cm" svg:x="20.115cm" svg:y="13.052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6T15:46:09.804287171</meta:creation-date>
    <dc:date>2022-08-08T12:44:58.490605974</dc:date>
    <meta:editing-duration>PT33M46S</meta:editing-duration>
    <meta:editing-cycles>6</meta:editing-cycles>
    <meta:generator>LibreOffice/6.0.7.3$Linux_X86_64 LibreOffice_project/00m0$Build-3</meta:generator>
    <meta:document-statistic meta:object-count="18"/>
  </office:meta>
</office:document-meta>
</file>